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weight="bold" style:font-weight-asian="bold" fo:color="#4A86E8" fo:font-size="17pt" style:font-size-asian="17pt" style:font-size-complex="17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fo:color="#4A86E8" fo:font-size="17pt" style:font-size-asian="17pt" style:font-size-complex="17pt" style:text-underline-type="single" style:text-underline-style="solid" style:text-underline-width="auto" style:text-underline-mode="continuous"/>
    </style:style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>
      <style:paragraph-properties fo:margin-left="0.5in">
        <style:tab-stops/>
      </style:paragraph-properties>
    </style:style>
    <style:style style:name="P6" style:parent-style-name="Standard" style:family="paragraph">
      <style:paragraph-properties fo:margin-left="0.5in">
        <style:tab-stops/>
      </style:paragraph-properties>
    </style:style>
    <style:style style:name="P7" style:parent-style-name="Standard" style:family="paragraph">
      <style:paragraph-properties fo:margin-left="0.5in">
        <style:tab-stops/>
      </style:paragraph-properties>
    </style:style>
    <style:style style:name="T8" style:parent-style-name="DefaultParagraphFont" style:family="text">
      <style:text-properties fo:background-color="#00FF00"/>
    </style:style>
    <style:style style:name="P9" style:parent-style-name="Standard" style:family="paragraph">
      <style:paragraph-properties fo:margin-left="0.5in">
        <style:tab-stops/>
      </style:paragraph-properties>
    </style:style>
    <style:style style:name="P10" style:parent-style-name="Standard" style:family="paragraph">
      <style:paragraph-properties fo:margin-left="0.5in">
        <style:tab-stops/>
      </style:paragraph-properties>
      <style:text-properties fo:background-color="#00FFFF"/>
    </style:style>
    <style:style style:name="P11" style:parent-style-name="Standard" style:family="paragraph">
      <style:paragraph-properties fo:margin-left="0.5in">
        <style:tab-stops/>
      </style:paragraph-properties>
      <style:text-properties fo:background-color="#00FFFF"/>
    </style:style>
    <style:style style:name="P12" style:parent-style-name="Standard" style:family="paragraph">
      <style:paragraph-properties fo:margin-left="0.5in">
        <style:tab-stops/>
      </style:paragraph-properties>
      <style:text-properties fo:background-color="#00FFFF"/>
    </style:style>
    <style:style style:name="P13" style:parent-style-name="Standard" style:family="paragraph">
      <style:paragraph-properties fo:margin-left="0.5in">
        <style:tab-stops/>
      </style:paragraph-properties>
      <style:text-properties fo:background-color="#00FFFF"/>
    </style:style>
    <style:style style:name="P14" style:parent-style-name="Standard" style:family="paragraph">
      <style:paragraph-properties fo:margin-left="0.5in">
        <style:tab-stops/>
      </style:paragraph-properties>
    </style:style>
    <style:style style:name="T15" style:parent-style-name="DefaultParagraphFont" style:family="text">
      <style:text-properties fo:background-color="#FFFF00"/>
    </style:style>
    <style:style style:name="P16" style:parent-style-name="Standard" style:family="paragraph">
      <style:paragraph-properties fo:margin-left="0.5in">
        <style:tab-stops/>
      </style:paragraph-properties>
    </style:style>
    <style:style style:name="P17" style:parent-style-name="Standard" style:family="paragraph">
      <style:paragraph-properties fo:margin-left="0.5in">
        <style:tab-stops/>
      </style:paragraph-properties>
    </style:style>
    <style:style style:name="P18" style:parent-style-name="Standard" style:family="paragraph">
      <style:paragraph-properties fo:margin-left="0.5in">
        <style:tab-stops/>
      </style:paragraph-properties>
    </style:style>
    <style:style style:name="P19" style:parent-style-name="Standard" style:family="paragraph">
      <style:paragraph-properties fo:margin-left="0.5in">
        <style:tab-stops/>
      </style:paragraph-properties>
    </style:style>
    <style:style style:name="P20" style:parent-style-name="Standard" style:family="paragraph"/>
    <style:style style:name="T21" style:parent-style-name="DefaultParagraphFont" style:family="text">
      <style:text-properties fo:background-color="#FFFF00"/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T23" style:parent-style-name="DefaultParagraphFont" style:family="text">
      <style:text-properties fo:background-color="#00FF00"/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T25" style:parent-style-name="DefaultParagraphFont" style:family="text">
      <style:text-properties fo:color="#FFFFFF" fo:background-color="#FF0000"/>
    </style:style>
    <style:style style:name="P26" style:parent-style-name="Standard" style:family="paragraph"/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/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/>
    <style:style style:name="T31" style:parent-style-name="DefaultParagraphFont" style:family="text">
      <style:text-properties fo:background-color="#FFFF00"/>
    </style:style>
    <style:style style:name="P32" style:parent-style-name="Standard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fo:background-color="#00FF00"/>
    </style:style>
    <style:style style:name="T34" style:parent-style-name="DefaultParagraphFont" style:family="text">
      <style:text-properties fo:background-color="#00FF00"/>
    </style:style>
    <style:style style:name="T35" style:parent-style-name="DefaultParagraphFont" style:family="text">
      <style:text-properties fo:background-color="#00FF00"/>
    </style:style>
    <style:style style:name="P36" style:parent-style-name="Standard" style:family="paragraph">
      <style:paragraph-properties fo:margin-left="0.5in">
        <style:tab-stops/>
      </style:paragraph-properties>
      <style:text-properties fo:color="#FFFFFF" fo:background-color="#FF0000"/>
    </style:style>
    <style:style style:name="P37" style:parent-style-name="Standard" style:family="paragraph">
      <style:text-properties fo:background-color="#FFFF00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T39" style:parent-style-name="DefaultParagraphFont" style:family="text">
      <style:text-properties fo:background-color="#00FF00"/>
    </style:style>
    <style:style style:name="P40" style:parent-style-name="Standard" style:family="paragraph">
      <style:paragraph-properties fo:margin-left="0.5in">
        <style:tab-stops/>
      </style:paragraph-properties>
    </style:style>
    <style:style style:name="T41" style:parent-style-name="DefaultParagraphFont" style:family="text">
      <style:text-properties fo:background-color="#00FF00"/>
    </style:style>
    <style:style style:name="P42" style:parent-style-name="Standard" style:family="paragraph"/>
    <style:style style:name="T43" style:parent-style-name="DefaultParagraphFont" style:family="text">
      <style:text-properties fo:background-color="#00FF00"/>
    </style:style>
    <style:style style:name="P44" style:parent-style-name="Standard" style:family="paragraph">
      <style:paragraph-properties fo:margin-left="0.5in">
        <style:tab-stops/>
      </style:paragraph-properties>
      <style:text-properties fo:font-size="9pt" style:font-size-asian="9pt" style:font-size-complex="9pt" fo:background-color="#00FFFF"/>
    </style:style>
    <style:style style:name="P45" style:parent-style-name="Standard" style:family="paragraph">
      <style:paragraph-properties fo:margin-left="0.5in">
        <style:tab-stops/>
      </style:paragraph-properties>
      <style:text-properties fo:font-size="9pt" style:font-size-asian="9pt" style:font-size-complex="9pt" fo:background-color="#00FFFF"/>
    </style:style>
    <style:style style:name="P46" style:parent-style-name="Standard" style:family="paragraph">
      <style:paragraph-properties fo:margin-left="0.5in">
        <style:tab-stops/>
      </style:paragraph-properties>
      <style:text-properties fo:font-size="9pt" style:font-size-asian="9pt" style:font-size-complex="9pt" fo:background-color="#00FFFF"/>
    </style:style>
    <style:style style:name="P47" style:parent-style-name="Standard" style:family="paragraph">
      <style:paragraph-properties fo:margin-left="0.5in">
        <style:tab-stops/>
      </style:paragraph-properties>
    </style:style>
    <style:style style:name="T48" style:parent-style-name="DefaultParagraphFont" style:family="text">
      <style:text-properties fo:background-color="#FFFF00"/>
    </style:style>
    <style:style style:name="P49" style:parent-style-name="Standard" style:family="paragraph">
      <style:paragraph-properties fo:margin-left="0.5in">
        <style:tab-stops/>
      </style:paragraph-properties>
    </style:style>
    <style:style style:name="P50" style:parent-style-name="Standard" style:family="paragraph"/>
    <style:style style:name="P51" style:parent-style-name="Standard" style:family="paragraph">
      <style:paragraph-properties fo:margin-left="0.5in">
        <style:tab-stops/>
      </style:paragraph-properties>
    </style:style>
    <style:style style:name="T52" style:parent-style-name="DefaultParagraphFont" style:family="text">
      <style:text-properties fo:background-color="#00FF00"/>
    </style:style>
    <style:style style:name="P53" style:parent-style-name="Standard" style:family="paragraph"/>
    <style:style style:name="P54" style:parent-style-name="Standard" style:family="paragraph">
      <style:paragraph-properties fo:margin-left="0.5in">
        <style:tab-stops/>
      </style:paragraph-properties>
      <style:text-properties fo:background-color="#FFFF00"/>
    </style:style>
    <style:style style:name="P55" style:parent-style-name="Standard" style:family="paragraph">
      <style:paragraph-properties fo:margin-left="0.5in">
        <style:tab-stops/>
      </style:paragraph-properties>
    </style:style>
    <style:style style:name="T56" style:parent-style-name="DefaultParagraphFont" style:family="text">
      <style:text-properties fo:background-color="#00FF00"/>
    </style:style>
    <style:style style:name="P57" style:parent-style-name="Standard" style:family="paragraph">
      <style:paragraph-properties fo:margin-left="0.5in">
        <style:tab-stops/>
      </style:paragraph-properties>
    </style:style>
    <style:style style:name="T58" style:parent-style-name="DefaultParagraphFont" style:family="text">
      <style:text-properties fo:background-color="#FFFF00"/>
    </style:style>
    <style:style style:name="P59" style:parent-style-name="Standard" style:family="paragraph">
      <style:paragraph-properties fo:text-align="center" fo:margin-left="0.5in">
        <style:tab-stops/>
      </style:paragraph-properties>
      <style:text-properties fo:font-weight="bold" style:font-weight-asian="bold" fo:color="#4A86E8" fo:font-size="17pt" style:font-size-asian="17pt" style:font-size-complex="17pt" style:text-underline-type="single" style:text-underline-style="solid" style:text-underline-width="auto" style:text-underline-mode="continuous"/>
    </style:style>
    <style:style style:name="P60" style:parent-style-name="Standard" style:family="paragraph"/>
    <style:style style:name="T61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weight="bold" style:font-weight-asian="bold" fo:color="#4A86E8" fo:font-size="17pt" style:font-size-asian="17pt" style:font-size-complex="17pt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64" style:parent-style-name="Standard" style:family="paragraph"/>
    <style:style style:name="P65" style:parent-style-name="Standard" style:family="paragraph">
      <style:paragraph-properties fo:margin-left="1in">
        <style:tab-stops/>
      </style:paragraph-properties>
    </style:style>
    <style:style style:name="P66" style:parent-style-name="Standard" style:family="paragraph">
      <style:paragraph-properties fo:margin-left="1in">
        <style:tab-stops/>
      </style:paragraph-properties>
    </style:style>
    <style:style style:name="T67" style:parent-style-name="DefaultParagraphFont" style:family="text">
      <style:text-properties fo:background-color="#00FF00"/>
    </style:style>
    <style:style style:name="P68" style:parent-style-name="Standard" style:family="paragraph">
      <style:paragraph-properties fo:margin-left="1in">
        <style:tab-stops/>
      </style:paragraph-properties>
    </style:style>
    <style:style style:name="T69" style:parent-style-name="DefaultParagraphFont" style:family="text">
      <style:text-properties fo:background-color="#00FF00"/>
    </style:style>
    <style:style style:name="P70" style:parent-style-name="Standard" style:family="paragraph">
      <style:paragraph-properties fo:margin-left="1in">
        <style:tab-stops/>
      </style:paragraph-properties>
    </style:style>
    <style:style style:name="T71" style:parent-style-name="DefaultParagraphFont" style:family="text">
      <style:text-properties fo:background-color="#00FF00"/>
    </style:style>
    <style:style style:name="T72" style:parent-style-name="DefaultParagraphFont" style:family="text">
      <style:text-properties fo:background-color="#00FF00"/>
    </style:style>
    <style:style style:name="P73" style:parent-style-name="Standard" style:family="paragraph">
      <style:paragraph-properties fo:margin-left="1in">
        <style:tab-stops/>
      </style:paragraph-properties>
    </style:style>
    <style:style style:name="T74" style:parent-style-name="DefaultParagraphFont" style:family="text">
      <style:text-properties fo:background-color="#00FF00"/>
    </style:style>
    <style:style style:name="P75" style:parent-style-name="Standard" style:family="paragraph">
      <style:paragraph-properties fo:margin-left="1in">
        <style:tab-stops/>
      </style:paragraph-properties>
    </style:style>
    <style:style style:name="T76" style:parent-style-name="DefaultParagraphFont" style:family="text">
      <style:text-properties fo:background-color="#00FF00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>
      <style:paragraph-properties fo:margin-left="1in">
        <style:tab-stops/>
      </style:paragraph-properties>
    </style:style>
    <style:style style:name="P80" style:parent-style-name="Standard" style:family="paragraph">
      <style:paragraph-properties fo:margin-left="1in">
        <style:tab-stops/>
      </style:paragraph-properties>
    </style:style>
    <style:style style:name="P81" style:parent-style-name="Standard" style:family="paragraph">
      <style:paragraph-properties fo:margin-left="1in">
        <style:tab-stops/>
      </style:paragraph-properties>
    </style:style>
    <style:style style:name="TableColumn83" style:family="table-column">
      <style:table-column-properties style:column-width="5.5in" style:use-optimal-column-width="false"/>
    </style:style>
    <style:style style:name="Table82" style:family="table">
      <style:table-properties style:width="5.5in" fo:margin-left="1.0694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line-height="100%"/>
    </style:style>
    <style:style style:name="P87" style:parent-style-name="Standard" style:family="paragraph">
      <style:paragraph-properties fo:line-height="100%"/>
    </style:style>
    <style:style style:name="P88" style:parent-style-name="Standard" style:family="paragraph">
      <style:paragraph-properties fo:line-height="100%"/>
    </style:style>
    <style:style style:name="P89" style:parent-style-name="Standard" style:family="paragraph">
      <style:paragraph-properties fo:line-height="100%"/>
    </style:style>
    <style:style style:name="P90" style:parent-style-name="Standard" style:family="paragraph">
      <style:paragraph-properties fo:line-height="100%"/>
    </style:style>
    <style:style style:name="P91" style:parent-style-name="Standard" style:family="paragraph">
      <style:paragraph-properties fo:line-height="100%"/>
    </style:style>
    <style:style style:name="P92" style:parent-style-name="Standard" style:family="paragraph">
      <style:paragraph-properties fo:line-height="100%"/>
    </style:style>
    <style:style style:name="P93" style:parent-style-name="Standard" style:family="paragraph">
      <style:paragraph-properties fo:line-height="100%"/>
    </style:style>
    <style:style style:name="P94" style:parent-style-name="Standard" style:family="paragraph">
      <style:paragraph-properties fo:line-height="100%"/>
    </style:style>
    <style:style style:name="P95" style:parent-style-name="Standard" style:family="paragraph">
      <style:paragraph-properties fo:line-height="100%"/>
    </style:style>
    <style:style style:name="P96" style:parent-style-name="Standard" style:family="paragraph">
      <style:paragraph-properties fo:line-height="100%"/>
    </style:style>
    <style:style style:name="P97" style:parent-style-name="Standard" style:family="paragraph">
      <style:paragraph-properties fo:line-height="100%"/>
    </style:style>
    <style:style style:name="P98" style:parent-style-name="Standard" style:family="paragraph">
      <style:paragraph-properties fo:line-height="100%"/>
    </style:style>
    <style:style style:name="P99" style:parent-style-name="Standard" style:family="paragraph">
      <style:paragraph-properties fo:line-height="100%"/>
    </style:style>
    <style:style style:name="P100" style:parent-style-name="Standard" style:family="paragraph">
      <style:paragraph-properties fo:margin-left="0.5in" fo:text-indent="0.5in">
        <style:tab-stops/>
      </style:paragraph-properties>
    </style:style>
    <style:style style:name="P101" style:parent-style-name="Standard" style:family="paragraph">
      <style:paragraph-properties fo:margin-left="0.5in" fo:text-indent="0.5in">
        <style:tab-stops/>
      </style:paragraph-properties>
    </style:style>
    <style:style style:name="P102" style:parent-style-name="Standard" style:family="paragraph">
      <style:paragraph-properties fo:margin-left="0.5in" fo:text-indent="0.5in">
        <style:tab-stops/>
      </style:paragraph-properties>
    </style:style>
    <style:style style:name="P103" style:parent-style-name="Standard" style:family="paragraph">
      <style:paragraph-properties fo:margin-left="1in">
        <style:tab-stops/>
      </style:paragraph-properties>
    </style:style>
    <style:style style:name="T104" style:parent-style-name="DefaultParagraphFont" style:family="text">
      <style:text-properties fo:background-color="#00FF00"/>
    </style:style>
    <style:style style:name="P105" style:parent-style-name="Standard" style:family="paragraph">
      <style:paragraph-properties fo:margin-left="1in">
        <style:tab-stops/>
      </style:paragraph-properties>
    </style:style>
    <style:style style:name="T106" style:parent-style-name="DefaultParagraphFont" style:family="text">
      <style:text-properties fo:background-color="#00FF00"/>
    </style:style>
    <style:style style:name="P107" style:parent-style-name="Standard" style:family="paragraph">
      <style:paragraph-properties fo:margin-left="1in">
        <style:tab-stops/>
      </style:paragraph-properties>
    </style:style>
    <style:style style:name="P108" style:parent-style-name="Standard" style:family="paragraph">
      <style:paragraph-properties fo:margin-left="1in">
        <style:tab-stops/>
      </style:paragraph-properties>
    </style:style>
    <style:style style:name="T109" style:parent-style-name="DefaultParagraphFont" style:family="text">
      <style:text-properties fo:background-color="#00FF00"/>
    </style:style>
    <style:style style:name="T110" style:parent-style-name="DefaultParagraphFont" style:family="text">
      <style:text-properties fo:background-color="#FFFF00"/>
    </style:style>
    <style:style style:name="P111" style:parent-style-name="Standard" style:family="paragraph">
      <style:paragraph-properties fo:margin-left="1in">
        <style:tab-stops/>
      </style:paragraph-properties>
    </style:style>
    <style:style style:name="T112" style:parent-style-name="DefaultParagraphFont" style:family="text">
      <style:text-properties fo:background-color="#FFFF00"/>
    </style:style>
    <style:style style:name="P113" style:parent-style-name="Standard" style:family="paragraph">
      <style:paragraph-properties fo:margin-left="1in">
        <style:tab-stops/>
      </style:paragraph-properties>
      <style:text-properties fo:background-color="#00FFFF"/>
    </style:style>
    <style:style style:name="P114" style:parent-style-name="Standard" style:family="paragraph">
      <style:text-properties fo:background-color="#00FFFF"/>
    </style:style>
    <style:style style:name="P115" style:parent-style-name="Standard" style:family="paragraph"/>
    <style:style style:name="T116" style:parent-style-name="DefaultParagraphFont" style:family="text">
      <style:text-properties fo:background-color="#FFFF00"/>
    </style:style>
    <style:style style:name="P117" style:parent-style-name="Standard" style:family="paragraph">
      <style:paragraph-properties fo:margin-left="0.5in">
        <style:tab-stops/>
      </style:paragraph-properties>
    </style:style>
    <style:style style:name="T118" style:parent-style-name="DefaultParagraphFont" style:family="text">
      <style:text-properties fo:background-color="#00FF00"/>
    </style:style>
    <style:style style:name="P119" style:parent-style-name="Standard" style:family="paragraph">
      <style:paragraph-properties fo:margin-left="0.5in">
        <style:tab-stops/>
      </style:paragraph-properties>
    </style:style>
    <style:style style:name="T120" style:parent-style-name="DefaultParagraphFont" style:family="text">
      <style:text-properties fo:background-color="#FFFF00"/>
    </style:style>
    <style:style style:name="P121" style:parent-style-name="Standard" style:family="paragraph">
      <style:paragraph-properties fo:margin-left="0.5in">
        <style:tab-stops/>
      </style:paragraph-properties>
    </style:style>
    <style:style style:name="T122" style:parent-style-name="DefaultParagraphFont" style:family="text">
      <style:text-properties fo:background-color="#00FF00"/>
    </style:style>
    <style:style style:name="P123" style:parent-style-name="Standard" style:family="paragraph">
      <style:paragraph-properties fo:margin-left="0.5in">
        <style:tab-stops/>
      </style:paragraph-properties>
    </style:style>
    <style:style style:name="P124" style:parent-style-name="Standard" style:family="paragraph">
      <style:paragraph-properties fo:margin-left="0.5in">
        <style:tab-stops/>
      </style:paragraph-properties>
    </style:style>
    <style:style style:name="P125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ROS and Gazebo Installation</text:p>
      <text:p text:style-name="P2"/>
      <text:list text:style-name="WWNum4">
        <text:list-item>
          <text:p text:style-name="P3">You will need to install Ubuntu 16.04 or 18.04 either in virtual machine or Dual Booting (recommended). There are a lot of tutorials online.</text:p>
        </text:list-item>
      </text:list>
      <text:list text:style-name="WWNum1">
        <text:list-item>
          <text:p text:style-name="P4">If you already have ubuntu installed, disable proxy<text:s/>everywhere or else the installation may fail.</text:p>
        </text:list-item>
      </text:list>
      <text:p text:style-name="P5">You need to disable the proxy in Network (press start and search network).</text:p>
      <text:p text:style-name="P6">You should also disable the proxy for terminal (important). To do so open the .bashrc file</text:p>
      <text:p text:style-name="P7">$<text:s/><text:span text:style-name="T8">gedit .bashrc</text:span></text:p>
      <text:p text:style-name="P9">Now to the end of the file add the following lines</text:p>
      <text:p text:style-name="P10">unset http_proxy</text:p>
      <text:p text:style-name="P11">unset https_proxy</text:p>
      <text:p text:style-name="P12">unset socks_proxy</text:p>
      <text:p text:style-name="P13">unset ftp_proxy</text:p>
      <text:p text:style-name="P14"><text:span text:style-name="T15">save</text:span><text:s/>the file and close it.</text:p>
      <text:p text:style-name="P16"/>
      <text:p text:style-name="P17">FOR NEW UBUNTU INSTALLATION DO NOT DO ANY PROXY SETTINGS.</text:p>
      <text:p text:style-name="P18">NOW CONNECT YOUR PC TO MOBILE HOTSPOT ( THE WHOLE INSTALLATION WILL TAKE<text:s/>AROUND 800MB AND ABOUT 30MINS ).</text:p>
      <text:p text:style-name="P19"/>
      <text:list text:style-name="WWNum1" text:continue-numbering="true">
        <text:list-item>
          <text:p text:style-name="P20"><text:span text:style-name="T21">In a new terminal</text:span><text:s/>(press Ctrl+Alt+T) enter the following command.</text:p>
        </text:list-item>
      </text:list>
      <text:p text:style-name="P22">$<text:s/><text:span text:style-name="T23">sudo usermod -a -G dialout $USER<text:s/></text:span>(The ‘$’ is only to indicate that it is a command and it shouldn’t be entered in the terminal)</text:p>
      <text:p text:style-name="P24">Now<text:s/><text:span text:style-name="T25">restart the computer</text:span>(It only works after a fresh login).</text:p>
      <text:list text:style-name="WWNum7">
        <text:list-item>
          <text:p text:style-name="P26">All files are in in this folder or This drive link contains all the files required for installation</text:p>
        </text:list-item>
      </text:list>
      <text:p text:style-name="P27"><text:a xlink:href="https://drive.google.com/open?id=1wNnNenC8PSGgl6CMISuLPjugr2dmBRR1" office:target-frame-name="_top" xlink:show="replace">https://drive.google.com/open?id=1wNnNenC8PSGgl6CMISuLPjugr2dmBRR1</text:a></text:p>
      <text:list text:style-name="WWNum3">
        <text:list-item>
          <text:p text:style-name="P28">From the drive folder, download the shell script ubuntu16.sh for Ubuntu 16.04 or ubuntu18.sh for Ubuntu 18.04</text:p>
        </text:list-item>
      </text:list>
      <text:p text:style-name="P29">to the home directory.</text:p>
      <text:list text:style-name="WWNum3" text:continue-numbering="true">
        <text:list-item>
          <text:p text:style-name="P30">Run the script with the following command<text:s/><text:span text:style-name="T31">in a new terminal</text:span></text:p>
        </text:list-item>
      </text:list>
      <text:p text:style-name="P32">$<text:s/><text:span text:style-name="T33">source ubuntu16.sh</text:span><text:s/>or<text:s/><text:span text:style-name="T34">source ubuntu18.sh</text:span></text:p>
      <text:p text:style-name="Standard"><text:span text:style-name="T35"><text:tab/></text:span>This is perhaps the longest part of the installation process. If you lose connection or something goes wrong, just run the above command again.</text:p>
      <text:p text:style-name="P36">Restart the computer</text:p>
      <text:list text:style-name="WWNum8">
        <text:list-item>
          <text:p text:style-name="P37">In a new terminal</text:p>
        </text:list-item>
      </text:list>
      <text:p text:style-name="P38">$<text:s/><text:span text:style-name="T39">cd src/Firmware</text:span></text:p>
      <text:p text:style-name="P40">$<text:s/><text:span text:style-name="T41">make posix_sitl_default gazebo</text:span></text:p>
      <text:list text:style-name="WWNum9">
        <text:list-item>
          <text:p text:style-name="P42">Now open bashrc ($<text:s/><text:span text:style-name="T43">gedit ~/.bashrc</text:span>) and add the following lines to the end of it</text:p>
        </text:list-item>
      </text:list>
      <text:p text:style-name="P44">source ~/src/Firmware/Tools/setup_gazebo.bash ~/src/Firmware ~/src/Firmware/build/posix_sitl_default</text:p>
      <text:p text:style-name="P45">export ROS_PACKAGE_PATH=$ROS_PACKAGE_PATH:~/src/Firmware</text:p>
      <text:p text:style-name="P46">export ROS_PACKAGE_PATH=$ROS_PACKAGE_PATH:~/src/Firmware/Tools/sitl_gazebo</text:p>
      <text:p text:style-name="P47"><text:span text:style-name="T48">save</text:span><text:s/>the file and close it.</text:p>
      <text:p text:style-name="P49"/>
      <text:soft-page-break/>
      <text:list text:style-name="WWNum2">
        <text:list-item>
          <text:p text:style-name="P50">In a new terminal launch the simulation</text:p>
        </text:list-item>
      </text:list>
      <text:p text:style-name="P51">$<text:s/><text:span text:style-name="T52">roslaunch px4 mavros_posix_sitl.launch</text:span></text:p>
      <text:list text:style-name="WWNum10">
        <text:list-item>
          <text:p text:style-name="P53">After the simulator is launched check if the mavros topics are being published<text:s/>correctly</text:p>
        </text:list-item>
      </text:list>
      <text:p text:style-name="P54">In a new terminal</text:p>
      <text:p text:style-name="P55">$<text:s/><text:span text:style-name="T56">rostopic echo /mavros/local_position/pose</text:span></text:p>
      <text:p text:style-name="P57">You should now see a stream of data on the screen.(This indicates installation was successful, you can close the simulation using<text:s/><text:span text:style-name="T58">Ctrl+C</text:span><text:s/>on the terminal).</text:p>
      <text:p text:style-name="Standard"/>
      <text:p text:style-name="P59">Running the simulator</text:p>
      <text:list text:style-name="WWNum11">
        <text:list-item>
          <text:p text:style-name="P60">Example code taken from<text:s/><text:a xlink:href="https://dev.px4.io/en/ros/mavros_offboard.html" office:target-frame-name="_top" xlink:show="replace"><text:span text:style-name="T61">here</text:span></text:a><text:span text:style-name="T62"><text:s/></text:span>and setup process taken from<text:s/><text:a xlink:href="http://wiki.ros.org/ROS/Tutorials/WritingPublisherSubscriber%28c%2B%2B%29" office:target-frame-name="_top" xlink:show="replace"><text:span text:style-name="T63">here</text:span></text:a>.(just for reference)</text:p>
        </text:list-item>
        <text:list-item>
          <text:p text:style-name="P64">Create a catkin workspace for running the simulation packages</text:p>
        </text:list-item>
      </text:list>
      <text:p text:style-name="P65">In a new terminal, run the following commands</text:p>
      <text:p text:style-name="P66">$<text:s/><text:span text:style-name="T67">mkdir sim_ws</text:span></text:p>
      <text:p text:style-name="P68">$<text:s/><text:span text:style-name="T69">cd sim_ws</text:span></text:p>
      <text:p text:style-name="P70">$<text:s/><text:span text:style-name="T71">mkdi</text:span><text:span text:style-name="T72">r src</text:span></text:p>
      <text:p text:style-name="P73">$<text:s/><text:span text:style-name="T74">cd src</text:span></text:p>
      <text:p text:style-name="P75">$<text:s/><text:span text:style-name="T76">catkin_create_pkg takeoff roscpp geometry_msgs mavros_msgs</text:span></text:p>
      <text:list text:style-name="WWNum5">
        <text:list-item>
          <text:p text:style-name="P77">From the drive folder download the file offb_node.cpp and paste it inside <text:s text:c="18"/>home folder/sim_ws/src/takeoff/src</text:p>
        </text:list-item>
        <text:list-item>
          <text:p text:style-name="P78">In the takeoff folder (home folder/sim_ws/src/takeoff) there will be a file called CMakeLists.txt</text:p>
        </text:list-item>
      </text:list>
      <text:p text:style-name="P79">open the file and</text:p>
      <text:p text:style-name="P80">Replace the contents of the file with the following</text:p>
      <text:p text:style-name="P81"/>
      <table:table table:style-name="Table82">
        <table:table-columns>
          <table:table-column table:style-name="TableColumn83"/>
        </table:table-columns>
        <table:table-row table:style-name="TableRow84">
          <table:table-cell table:style-name="TableCell85">
            <text:p text:style-name="P86">cmake_minimum_required(VERSION 2.8.3)</text:p>
            <text:p text:style-name="P87">project(takeoff)</text:p>
            <text:p text:style-name="P88"/>
            <text:p text:style-name="P89">## Find catkin and any catkin packages</text:p>
            <text:p text:style-name="P90">find_package(catkin REQUIRED<text:s/>COMPONENTS roscpp geometry_msgs mavros_msgs)</text:p>
            <text:p text:style-name="P91"/>
            <text:p text:style-name="P92">## Declare a catkin package</text:p>
            <text:p text:style-name="P93">catkin_package()</text:p>
            <text:p text:style-name="P94"/>
            <text:p text:style-name="P95">## Build talker and listener</text:p>
            <text:p text:style-name="P96">include_directories(include ${catkin_INCLUDE_DIRS})</text:p>
            <text:p text:style-name="P97"/>
            <text:p text:style-name="P98">add_executable(offb_node src/offb_node.cpp)</text:p>
            <text:p text:style-name="P99">target_link_libraries(offb_node ${catkin_LIBRARIES})</text:p>
          </table:table-cell>
        </table:table-row>
      </table:table>
      <text:p text:style-name="P100"/>
      <text:p text:style-name="P101"/>
      <text:p text:style-name="P102">Now compile the workspace</text:p>
      <text:p text:style-name="P103">$<text:s/><text:span text:style-name="T104">cd ~/sim_ws</text:span></text:p>
      <text:soft-page-break/>
      <text:p text:style-name="P105">$<text:s/><text:span text:style-name="T106">catkin_make</text:span></text:p>
      <text:p text:style-name="P107">Add the setup file to your bashrc</text:p>
      <text:p text:style-name="P108">$<text:s/><text:span text:style-name="T109">gedit ~/.bashrc<text:s/></text:span><text:span text:style-name="T110">(in new terminal)</text:span></text:p>
      <text:p text:style-name="P111">Add the following line<text:s/><text:span text:style-name="T112">above</text:span><text:s/>the two export lines</text:p>
      <text:p text:style-name="P113">source ~/sim_ws/devel/setup.bash</text:p>
      <text:p text:style-name="P114"/>
      <text:list text:style-name="WWNum6">
        <text:list-item>
          <text:p text:style-name="P115"><text:span text:style-name="T116">In a new terminal<text:s/></text:span>start the<text:s/>simulator</text:p>
        </text:list-item>
      </text:list>
      <text:p text:style-name="P117">$<text:s/><text:span text:style-name="T118">roslaunch px4 mavros_posix_sitl.launch</text:span></text:p>
      <text:p text:style-name="P119"><text:span text:style-name="T120">In another terminal</text:span><text:s/>run the takeoff node</text:p>
      <text:p text:style-name="P121">$<text:s/><text:span text:style-name="T122">rosrun takeoff offb_node</text:span></text:p>
      <text:p text:style-name="P123">You should now see the drone takeoff in the simulator.</text:p>
      <text:p text:style-name="P124">If you close the takeoff node by Ctrl+C in the terminal the drone should go to 10m<text:s/>and then start descending and then finally land.</text:p>
      <text:p text:style-name="P125">If everything goes well, your installation is complete. (You can now turn on proxy and comment the unset proxy lines in .bashrc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Label1" style:display-name="ListLabel 1" style:family="text">
      <style:text-properties fo:font-weight="bold" style:font-weight-asian="bold" fo:font-size="17pt" style:font-size-asian="17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weight="bold" style:font-weight-asian="bold" fo:font-size="17pt" style:font-size-asian="17pt"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fo:font-weight="bold" style:font-weight-asian="bold" fo:font-size="17pt" style:font-size-asian="17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fo:font-weight="bold" style:font-weight-asian="bold" fo:font-size="17pt" style:font-size-asian="17pt"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2" text:style-name="WW_CharLFO11LVL2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3" text:style-name="WW_CharLFO11LVL3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11LVL4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5" text:style-name="WW_CharLFO11LVL5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6" text:style-name="WW_CharLFO11LVL6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11LVL7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8" text:style-name="WW_CharLFO11LVL8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bullet text:level="9" text:style-name="WW_CharLFO11LVL9" text:bullet-char="-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reya</meta:initial-creator>
    <dc:creator>shreya singh</dc:creator>
    <meta:creation-date>2021-05-24T08:02:00Z</meta:creation-date>
    <dc:date>2021-05-24T08:02:00Z</dc:date>
    <meta:template xlink:href="Normal" xlink:type="simple"/>
    <meta:editing-cycles>2</meta:editing-cycles>
    <meta:editing-duration>PT0S</meta:editing-duration>
    <meta:document-statistic meta:page-count="3" meta:paragraph-count="8" meta:word-count="644" meta:character-count="4309" meta:row-count="30" meta:non-whitespace-character-count="3673"/>
  </office:meta>
</office:document-meta>
</file>